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 style:writing-mode="lr-tb"/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gr1" style:family="graphic">
      <style:graphic-properties svg:stroke-width="0.0402in" svg:stroke-color="#ffffff" draw:marker-start-width="0.1984in" draw:marker-end-width="0.1984in" draw:fill="solid" draw:fill-color="#ffffff" draw:textarea-horizontal-align="justify" draw:textarea-vertical-align="middle" draw:auto-grow-height="false" fo:min-height="0.2984in" fo:min-width="0.2984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-color="#ffffff" draw:textarea-horizontal-align="justify" draw:textarea-vertical-align="middle" draw:auto-grow-height="false" fo:min-height="0.2984in" fo:min-width="0.2984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02in" svg:stroke-color="#000000" draw:marker-start-width="0.1984in" draw:marker-end-width="0.1984in" draw:fill-color="#ffffff" draw:textarea-horizontal-align="justify" draw:textarea-vertical-align="middle" draw:auto-grow-height="false" fo:min-height="0.3374in" fo:min-width="0.3374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2" draw:style-name="gr3" draw:text-style-name="P3" svg:width="0.4768in" svg:height="0.4768in" svg:x="1.9398in" svg:y="0.3102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_0" draw:style-name="gr2" draw:text-style-name="P3" svg:width="0.4768in" svg:height="0.4768in" svg:x="2.7272in" svg:y="0.3102in"><text:p text:style-name="P1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1" draw:style-name="gr2" draw:text-style-name="P3" svg:width="0.4768in" svg:height="0.4768in" svg:x="3.5146in" svg:y="0.3102in"><text:p text:style-name="P1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2_2" draw:style-name="gr2" draw:text-style-name="P3" svg:width="0.4768in" svg:height="0.4768in" svg:x="4.302in" svg:y="0.3102in"><text:p text:style-name="P1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2_3" draw:style-name="gr2" draw:text-style-name="P3" svg:width="0.4768in" svg:height="0.4768in" svg:x="5.0744in" svg:y="0.3102in"><text:p text:style-name="P1"><text:span text:style-name="T1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2_4" draw:style-name="gr1" draw:text-style-name="P2" svg:width="0.4768in" svg:height="0.4768in" svg:x="1.152in" svg:y="0.3102in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2_5" draw:style-name="gr2" draw:text-style-name="P3" svg:width="0.4768in" svg:height="0.4768in" svg:x="1.9398in" svg:y="1.1807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2_6" draw:style-name="gr2" draw:text-style-name="P3" svg:width="0.4768in" svg:height="0.4768in" svg:x="2.7272in" svg:y="1.1807in"><text:p text:style-name="P1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2_7" draw:style-name="gr2" draw:text-style-name="P3" svg:width="0.4768in" svg:height="0.4768in" svg:x="3.5146in" svg:y="1.1807in"><text:p text:style-name="P1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2_8" draw:style-name="gr2" draw:text-style-name="P3" svg:width="0.4768in" svg:height="0.4768in" svg:x="4.302in" svg:y="1.1807in"><text:p text:style-name="P1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2_9" draw:style-name="gr2" draw:text-style-name="P3" svg:width="0.4768in" svg:height="0.4768in" svg:x="5.0744in" svg:y="1.1807in"><text:p text:style-name="P1"><text:span text:style-name="T1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2_10" draw:style-name="gr1" draw:text-style-name="P2" svg:width="0.4768in" svg:height="0.4768in" svg:x="1.152in" svg:y="1.1807in"><text:p text:style-name="P1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2_11" draw:style-name="gr2" draw:text-style-name="P3" svg:width="0.4768in" svg:height="0.4768in" svg:x="1.9398in" svg:y="1.9839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2_12" draw:style-name="gr2" draw:text-style-name="P3" svg:width="0.4768in" svg:height="0.4768in" svg:x="2.7272in" svg:y="1.9839in"><text:p text:style-name="P1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2_13" draw:style-name="gr2" draw:text-style-name="P3" svg:width="0.4768in" svg:height="0.4768in" svg:x="3.5146in" svg:y="1.9839in"><text:p text:style-name="P1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2_14" draw:style-name="gr2" draw:text-style-name="P3" svg:width="0.4768in" svg:height="0.4768in" svg:x="4.302in" svg:y="1.9839in"><text:p text:style-name="P1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2_15" draw:style-name="gr2" draw:text-style-name="P3" svg:width="0.4768in" svg:height="0.4768in" svg:x="5.0744in" svg:y="1.9839in"><text:p text:style-name="P1"><text:span text:style-name="T1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2_16" draw:style-name="gr1" draw:text-style-name="P2" svg:width="0.4768in" svg:height="0.4768in" svg:x="1.152in" svg:y="1.9839in"><text:p text:style-name="P1"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2_17" draw:style-name="gr2" draw:text-style-name="P3" svg:width="0.4768in" svg:height="0.4768in" svg:x="1.9398in" svg:y="2.7717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2_18" draw:style-name="gr2" draw:text-style-name="P3" svg:width="0.4768in" svg:height="0.4768in" svg:x="2.7272in" svg:y="2.7717in"><text:p text:style-name="P1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_19" draw:style-name="gr2" draw:text-style-name="P3" svg:width="0.4768in" svg:height="0.4768in" svg:x="3.5146in" svg:y="2.7717in"><text:p text:style-name="P1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_20" draw:style-name="gr2" draw:text-style-name="P3" svg:width="0.4768in" svg:height="0.4768in" svg:x="4.302in" svg:y="2.7717in"><text:p text:style-name="P1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2_21" draw:style-name="gr2" draw:text-style-name="P3" svg:width="0.4768in" svg:height="0.4768in" svg:x="5.0744in" svg:y="2.7717in"><text:p text:style-name="P1"><text:span text:style-name="T1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2_22" draw:style-name="gr1" draw:text-style-name="P2" svg:width="0.4768in" svg:height="0.4768in" svg:x="1.152in" svg:y="2.7717in"><text:p text:style-name="P1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_23" draw:style-name="gr2" draw:text-style-name="P3" svg:width="0.4768in" svg:height="0.4768in" svg:x="1.9398in" svg:y="3.5429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2_24" draw:style-name="gr2" draw:text-style-name="P3" svg:width="0.4768in" svg:height="0.4768in" svg:x="2.7272in" svg:y="3.5429in"><text:p text:style-name="P1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2_25" draw:style-name="gr2" draw:text-style-name="P3" svg:width="0.4768in" svg:height="0.4768in" svg:x="3.5146in" svg:y="3.5429in"><text:p text:style-name="P1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_26" draw:style-name="gr2" draw:text-style-name="P3" svg:width="0.4768in" svg:height="0.4768in" svg:x="4.302in" svg:y="3.5429in"><text:p text:style-name="P1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_27" draw:style-name="gr2" draw:text-style-name="P3" svg:width="0.4768in" svg:height="0.4768in" svg:x="5.0744in" svg:y="3.5429in"><text:p text:style-name="P1"><text:span text:style-name="T1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2_28" draw:style-name="gr1" draw:text-style-name="P2" svg:width="0.4768in" svg:height="0.4768in" svg:x="1.152in" svg:y="3.5429in"><text:p text:style-name="P1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2_29" draw:style-name="gr2" draw:text-style-name="P3" svg:width="0.4768in" svg:height="0.4768in" svg:x="1.6272in" svg:y="5.6417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2_30" draw:style-name="gr2" draw:text-style-name="P3" svg:width="0.4768in" svg:height="0.4768in" svg:x="2.4146in" svg:y="5.6417in"><text:p text:style-name="P1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2_31" draw:style-name="gr2" draw:text-style-name="P3" svg:width="0.4768in" svg:height="0.4768in" svg:x="3.202in" svg:y="5.6417in"><text:p text:style-name="P1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2_32" draw:style-name="gr2" draw:text-style-name="P3" svg:width="0.4768in" svg:height="0.4768in" svg:x="3.9898in" svg:y="5.6417in"><text:p text:style-name="P1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2_33" draw:style-name="gr2" draw:text-style-name="P3" svg:width="0.4768in" svg:height="0.4768in" svg:x="4.7618in" svg:y="5.6417in"><text:p text:style-name="P1"><text:span text:style-name="T1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2_34" draw:style-name="gr1" draw:text-style-name="P2" svg:width="0.4768in" svg:height="0.4768in" svg:x="0.8398in" svg:y="5.6417in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2_35" draw:style-name="gr2" draw:text-style-name="P3" svg:width="0.4768in" svg:height="0.4768in" svg:x="1.6272in" svg:y="6.5118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2_36" draw:style-name="gr2" draw:text-style-name="P3" svg:width="0.4768in" svg:height="0.4768in" svg:x="2.4146in" svg:y="6.5118in"><text:p text:style-name="P1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2_37" draw:style-name="gr2" draw:text-style-name="P3" svg:width="0.4768in" svg:height="0.4768in" svg:x="3.202in" svg:y="6.5118in"><text:p text:style-name="P1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2_38" draw:style-name="gr2" draw:text-style-name="P3" svg:width="0.4768in" svg:height="0.4768in" svg:x="3.9898in" svg:y="6.5118in"><text:p text:style-name="P1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2_39" draw:style-name="gr2" draw:text-style-name="P3" svg:width="0.4768in" svg:height="0.4768in" svg:x="4.7618in" svg:y="6.5118in"><text:p text:style-name="P1"><text:span text:style-name="T1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2_40" draw:style-name="gr1" draw:text-style-name="P2" svg:width="0.4768in" svg:height="0.4768in" svg:x="0.8398in" svg:y="6.5118in"><text:p text:style-name="P1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2_41" draw:style-name="gr2" draw:text-style-name="P3" svg:width="0.4768in" svg:height="0.4768in" svg:x="1.6272in" svg:y="7.3154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2_42" draw:style-name="gr2" draw:text-style-name="P3" svg:width="0.4768in" svg:height="0.4768in" svg:x="2.4146in" svg:y="7.3154in"><text:p text:style-name="P1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2_43" draw:style-name="gr2" draw:text-style-name="P3" svg:width="0.4768in" svg:height="0.4768in" svg:x="3.202in" svg:y="7.3154in"><text:p text:style-name="P1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2_44" draw:style-name="gr2" draw:text-style-name="P3" svg:width="0.4768in" svg:height="0.4768in" svg:x="3.9898in" svg:y="7.3154in"><text:p text:style-name="P1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2_45" draw:style-name="gr2" draw:text-style-name="P3" svg:width="0.4768in" svg:height="0.4768in" svg:x="4.7618in" svg:y="7.3154in"><text:p text:style-name="P1"><text:span text:style-name="T1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2_46" draw:style-name="gr1" draw:text-style-name="P2" svg:width="0.4768in" svg:height="0.4768in" svg:x="0.8398in" svg:y="7.3154in"><text:p text:style-name="P1"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2_47" draw:style-name="gr2" draw:text-style-name="P3" svg:width="0.4768in" svg:height="0.4768in" svg:x="1.6272in" svg:y="8.1028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2_48" draw:style-name="gr2" draw:text-style-name="P3" svg:width="0.4768in" svg:height="0.4768in" svg:x="2.4146in" svg:y="8.1028in"><text:p text:style-name="P1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2_49" draw:style-name="gr2" draw:text-style-name="P3" svg:width="0.4768in" svg:height="0.4768in" svg:x="3.202in" svg:y="8.1028in"><text:p text:style-name="P1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2_50" draw:style-name="gr2" draw:text-style-name="P3" svg:width="0.4768in" svg:height="0.4768in" svg:x="3.9898in" svg:y="8.1028in"><text:p text:style-name="P1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2_51" draw:style-name="gr2" draw:text-style-name="P3" svg:width="0.4768in" svg:height="0.4768in" svg:x="4.7618in" svg:y="8.1028in"><text:p text:style-name="P1"><text:span text:style-name="T1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2_52" draw:style-name="gr1" draw:text-style-name="P2" svg:width="0.4768in" svg:height="0.4768in" svg:x="0.8398in" svg:y="8.1028in"><text:p text:style-name="P1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2_53" draw:style-name="gr2" draw:text-style-name="P3" svg:width="0.4768in" svg:height="0.4768in" svg:x="1.6272in" svg:y="8.8744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2_54" draw:style-name="gr2" draw:text-style-name="P3" svg:width="0.4768in" svg:height="0.4768in" svg:x="2.4146in" svg:y="8.8744in"><text:p text:style-name="P1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2_55" draw:style-name="gr2" draw:text-style-name="P3" svg:width="0.4768in" svg:height="0.4768in" svg:x="3.202in" svg:y="8.8744in"><text:p text:style-name="P1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2_56" draw:style-name="gr2" draw:text-style-name="P3" svg:width="0.4768in" svg:height="0.4768in" svg:x="3.9898in" svg:y="8.8744in"><text:p text:style-name="P1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2_57" draw:style-name="gr2" draw:text-style-name="P3" svg:width="0.4768in" svg:height="0.4768in" svg:x="4.7618in" svg:y="8.8744in"><text:p text:style-name="P1"><text:span text:style-name="T1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2_58" draw:style-name="gr1" draw:text-style-name="P2" svg:width="0.4768in" svg:height="0.4768in" svg:x="0.8398in" svg:y="8.8744in"><text:p text:style-name="P1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0:07:34.009465609</meta:creation-date>
    <dc:date>2020-10-16T10:15:51.542062127</dc:date>
    <meta:editing-duration>PT8M18S</meta:editing-duration>
    <meta:editing-cycles>1</meta:editing-cycles>
    <meta:generator>LibreOffice/7.0.1.2$Linux_X86_64 LibreOffice_project/00$Build-2</meta:generator>
    <meta:print-date>2020-10-16T10:17:32.759647019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